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455cm" svg:height="0.454cm" svg:x="6.931cm" svg:y="4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55cm" svg:height="0.454cm" svg:x="17.031cm" svg:y="4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55cm" svg:height="0.454cm" svg:x="11.983cm" svg:y="4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55cm" svg:height="0.454cm" svg:x="6.931cm" svg:y="9.4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55cm" svg:height="0.454cm" svg:x="17.031cm" svg:y="9.4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55cm" svg:height="0.454cm" svg:x="11.983cm" svg:y="9.4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55cm" svg:height="0.454cm" svg:x="6.931cm" svg:y="14.7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55cm" svg:height="0.454cm" svg:x="17.031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55cm" svg:height="0.454cm" svg:x="11.983cm" svg:y="14.7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11:12:39.858284811</meta:creation-date>
    <dc:date>2016-06-14T11:49:43.216772301</dc:date>
    <dc:creator>elucterio </dc:creator>
    <meta:editing-duration>PT33M52S</meta:editing-duration>
    <meta:editing-cycles>3</meta:editing-cycles>
    <meta:generator>LibreOffice/4.2.8.2$Linux_X86_64 LibreOffice_project/420m0$Build-2</meta:generator>
    <meta:document-statistic meta:object-count="9"/>
  </office:meta>
</office:document-meta>
</file>